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802cm" table:align="margins"/>
    </style:style>
    <style:style style:name="Table1.A" style:family="table-column">
      <style:table-column-properties style:column-width="2.279cm" style:rel-column-width="12656*"/>
    </style:style>
    <style:style style:name="Table1.B" style:family="table-column">
      <style:table-column-properties style:column-width="9.523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1.802cm" table:align="margins"/>
    </style:style>
    <style:style style:name="Table2.A" style:family="table-column">
      <style:table-column-properties style:column-width="4.105cm" style:rel-column-width="22794*"/>
    </style:style>
    <style:style style:name="Table2.B" style:family="table-column">
      <style:table-column-properties style:column-width="7.698cm" style:rel-column-width="42741*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1.802cm" table:align="margins"/>
    </style:style>
    <style:style style:name="Table3.A" style:family="table-column">
      <style:table-column-properties style:column-width="5.902cm" style:rel-column-width="32767*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text-properties style:font-name="Verdana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Verdana" fo:font-size="7pt" fo:font-weight="bold" style:font-size-asian="7pt" style:font-weight-asian="bold" style:font-size-complex="7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Verdana" fo:font-size="9pt" style:font-size-asian="9pt" style:font-size-complex="9pt"/>
    </style:style>
    <style:style style:name="T1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3" table:style-name="Table3">
        <table:table-column table:style-name="Table3.A" table:number-columns-repeated="2"/>
        <table:table-row>
          <table:table-cell office:value-type="string">
            <text:p text:style-name="P9"/>
            <text:p text:style-name="P9">Insert your logo here</text:p>
            <text:p text:style-name="P9"/>
          </table:table-cell>
          <table:table-cell office:value-type="string">
            <text:p text:style-name="P10"><text:user-field-get text:name="locationName">[party:getLetterheadContacts($OpenVPMS.location)/name]</text:user-field-get></text:p>
            <text:p text:style-name="P11"><text:user-field-get text:name="locationAddress">[party:getBillingAddress(party:getLetterheadContacts($OpenVPMS.location))]</text:user-field-get></text:p>
            <text:p text:style-name="P11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1">E: <text:user-field-get text:name="locationEmail">[party:getEmailAddress(party:getLetterheadContacts($OpenVPMS.location))]</text:user-field-get></text:p>
            <text:p text:style-name="P11">W: <text:user-field-get text:name="locationWebsite">[party:getWebsite(party:getLetterheadContacts($OpenVPMS.location))]</text:user-field-get><text:line-break/></text:p>
            <text:p text:style-name="P11"><text:user-field-get text:name="locationTaxid">OpenVPMS.location.letterhead.target.companyID</text:user-field-get></text:p>
          </table:table-cell>
        </table:table-row>
      </table:table>
      <text:p text:style-name="Standard"/>
      <text:p text:style-name="P4">Vaccination Certifica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wner</text:p>
          </table:table-cell>
          <table:table-cell table:style-name="Table1.A1" office:value-type="string">
            <text:p text:style-name="P8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8">Patient</text:p>
          </table:table-cell>
          <table:table-cell table:style-name="Table1.A1" office:value-type="string">
            <text:p text:style-name="P8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patientDescription">patient.entity.description</text:user-field-get></text:p>
          </table:table-cell>
        </table:table-row>
      </table:table>
      <text:p text:style-name="P3"/>
      <text:p text:style-name="P5">This is to certify that the patient who's details appear above has been vaccinated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Vaccine:</text:p>
          </table:table-cell>
          <table:table-cell table:style-name="Table2.A1" office:value-type="string">
            <text:p text:style-name="P8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8">Date Vaccinated: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>Clinician:</text:p>
          </table:table-cell>
          <table:table-cell table:style-name="Table2.A1" office:value-type="string">
            <text:p text:style-name="P8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Signature</text:p>
            <text:p text:style-name="P8"/>
          </table:table-cell>
          <table:table-cell table:style-name="Table2.B4" office:value-type="string">
            <text:p text:style-name="P8"/>
            <text:p text:style-name="P8"/>
          </table:table-cell>
        </table:table-row>
      </table:table>
      <text:p text:style-name="P7"/>
      <text:p text:style-name="P6"><text:soft-page-break/>Important Points to Remember:</text:p>
      <text:p text:style-name="P6"/>
      <text:p text:style-name="P12"><text:span text:style-name="T1">Protection after vaccination may take up to 2 weeks. Isolate </text:span><text:span text:style-name="T1"><text:user-field-get text:name="patientName">patient.entity.name</text:user-field-get></text:span><text:span text:style-name="T1"> during this period. <text:s/>A booster vaccine will be necessary to maintain immunity. Vaccines are usually harmless, however, if </text:span><text:span text:style-name="T1"><text:user-field-get text:name="patientName">patient.entity.name</text:user-field-get></text:span><text:span text:style-name="T1"> shows signs of illness after vaccination, please contact us immed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16:37:26.85</dc:date>
    <dc:language>en-US</dc:language>
    <meta:editing-cycles>21</meta:editing-cycles>
    <meta:editing-duration>PT8H28M9S</meta:editing-duration>
    <dc:creator>Tim Gething</dc:creator>
    <meta:document-statistic meta:table-count="3" meta:image-count="0" meta:object-count="0" meta:page-count="2" meta:paragraph-count="24" meta:word-count="91" meta:character-count="1212"/>
    <meta:user-defined meta:name="Info 1"/>
    <meta:user-defined meta:name="Info 2"/>
    <meta:user-defined meta:name="Info 3"/>
    <meta:user-defined meta:name="Info 4"/>
  </office:meta>
</office:document-meta>
</file>